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781f6" officeooo:paragraph-rsid="000781f6"/>
    </style:style>
    <style:style style:name="P2" style:family="paragraph" style:parent-style-name="Standard">
      <style:text-properties officeooo:rsid="0009ea99" officeooo:paragraph-rsid="0009ea99"/>
    </style:style>
    <style:style style:name="P3" style:family="paragraph" style:parent-style-name="Standard">
      <style:text-properties officeooo:rsid="0009ea99" officeooo:paragraph-rsid="000a44c7"/>
    </style:style>
    <style:style style:name="P4" style:family="paragraph" style:parent-style-name="Standard">
      <style:text-properties officeooo:rsid="000a44c7" officeooo:paragraph-rsid="000a44c7"/>
    </style:style>
    <style:style style:name="P5" style:family="paragraph" style:parent-style-name="Standard">
      <style:text-properties officeooo:rsid="000a44c7" officeooo:paragraph-rsid="000a44c7"/>
    </style:style>
    <style:style style:name="P6" style:family="paragraph" style:parent-style-name="Standard">
      <style:text-properties officeooo:rsid="000781f6" officeooo:paragraph-rsid="000781f6"/>
    </style:style>
    <style:style style:name="P7" style:family="paragraph" style:parent-style-name="Standard">
      <style:text-properties officeooo:rsid="0011a96d" officeooo:paragraph-rsid="0011a96d"/>
    </style:style>
    <style:style style:name="P8" style:family="paragraph" style:parent-style-name="Standard">
      <style:text-properties officeooo:rsid="001718c7" officeooo:paragraph-rsid="001718c7"/>
    </style:style>
    <style:style style:name="T1" style:family="text">
      <style:text-properties officeooo:rsid="000a15bc"/>
    </style:style>
    <style:style style:name="T2" style:family="text">
      <style:text-properties officeooo:rsid="000a44c7"/>
    </style:style>
    <style:style style:name="T3" style:family="text">
      <style:text-properties officeooo:rsid="000c13a3"/>
    </style:style>
    <style:style style:name="T4" style:family="text">
      <style:text-properties officeooo:rsid="000ff6ef"/>
    </style:style>
    <style:style style:name="T5" style:family="text">
      <style:text-properties officeooo:rsid="00181e19"/>
    </style:style>
    <style:style style:name="T6" style:family="text">
      <style:text-properties fo:color="#c9211e" loext:opacity="100%" officeooo:rsid="00181e19"/>
    </style:style>
    <style:style style:name="T7" style:family="text">
      <style:text-properties fo:color="#000000" loext:opacity="100%" officeooo:rsid="00181e19"/>
    </style:style>
    <style:style style:name="T8" style:family="text">
      <style:text-properties fo:color="#000000" loext:opacity="100%" officeooo:rsid="00191ede"/>
    </style:style>
    <style:style style:name="T9" style:family="text">
      <style:text-properties fo:color="#000000" loext:opacity="100%" officeooo:rsid="00198e4e"/>
    </style:style>
    <style:style style:name="T10" style:family="text">
      <style:text-properties fo:color="#000000" loext:opacity="100%" officeooo:rsid="0019eea1"/>
    </style:style>
    <style:style style:name="T11" style:family="text">
      <style:text-properties fo:color="#000000" loext:opacity="100%" officeooo:rsid="001bd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C</text:p>
      <text:p text:style-name="P1"/>
      <text:p text:style-name="P1"/>
      <text:p text:style-name="P1">Parametri standard:</text:p>
      <text:p text:style-name="P1"/>
      <text:p text:style-name="P1">argc</text:p>
      <text:p text:style-name="P1">argv</text:p>
      <text:p text:style-name="P1">envp char** envp</text:p>
      <text:p text:style-name="P1">tabella files</text:p>
      <text:p text:style-name="P1"/>
      <text:p text:style-name="P1">Per visualizzare i <text:s/>file system fisici si utilizza il comando bash ‘df’</text:p>
      <text:p text:style-name="P1">ci interessano soprattutti i File System con il mount point su ‘/’ </text:p>
      <text:p text:style-name="P1">con df -i stampo con considerazione sugli i-node, proprio come ls -li</text:p>
      <text:p text:style-name="P1"/>
      <text:p text:style-name="P1">COMANDI:</text:p>
      <text:p text:style-name="P1"/>
      <text:p text:style-name="P1">-<text:tab/>fd= creat(name, mode)</text:p>
      <text:p text:style-name="P1"><text:tab/>char* name -&gt; nome del file</text:p>
      <text:p text:style-name="P1"><text:tab/>int mode -&gt; diritti del file, solitamente dati in ottale</text:p>
      <text:p text:style-name="P1">-<text:tab/>fd=open(name, flag)</text:p>
      <text:p text:style-name="P1"><text:tab/><text:tab/>int flag -&gt; modalità di apertura</text:p>
      <text:p text:style-name="P1"><text:tab/>O_RDONLY</text:p>
      <text:p text:style-name="P1"><text:tab/>O_WRONLY</text:p>
      <text:p text:style-name="P1"><text:tab/>O_RDWR</text:p>
      <text:p text:style-name="P1"><text:tab/>inclusi nella libreria &lt;&gt; di UNIX </text:p>
      <text:p text:style-name="P1">-<text:tab/>retval=close(fd)</text:p>
      <text:p text:style-name="P1"/>
      <text:p text:style-name="P1"/>
      <text:p text:style-name="P1">I PROCESSI:</text:p>
      <text:p text:style-name="P1">Nel Process Control Block, nonchè descrittore troviamo:</text:p>
      <text:p text:style-name="P1"><text:tab/>PID</text:p>
      <text:p text:style-name="P1"><text:tab/>PPID</text:p>
      <text:p text:style-name="P1"><text:tab/>REAL UID</text:p>
      <text:p text:style-name="P1"><text:tab/>REAL GID</text:p>
      <text:p text:style-name="P1"><text:tab/>EFFECTIVE UID</text:p>
      <text:p text:style-name="P1"><text:tab/>EFFECTIVE GID</text:p>
      <text:p text:style-name="P1">Puntatori ad aree utente e aree di kernel</text:p>
      <text:p text:style-name="P1">Stato </text:p>
      <text:p text:style-name="P1">Priorità</text:p>
      <text:p text:style-name="P1">Puntatore al next</text:p>
      <text:p text:style-name="P1"/>
      <text:p text:style-name="P1">PRIMITIVE DEI PROCESSI:</text:p>
      <text:p text:style-name="P1"/>
      <text:p text:style-name="P1">-<text:tab/>int pid = fork();</text:p>
      <text:p text:style-name="P1">- restituisce il PID del processo figlio generato, avremo sia padre che figlio</text:p>
      <text:p text:style-name="P1">- se si verfica qualsiasi errore restituisce -1 ( da controllare )</text:p>
      <text:p text:style-name="P1">- il figlio avrà stesso UID, stesso GID e stesso valore del PC</text:p>
      <text:p text:style-name="P1"/>
      <text:p text:style-name="P1"/>
      <text:p text:style-name="P1"/>
      <text:p text:style-name="P1">SUDDIVIDERE I TASK TRA CHILD &amp; PARENT:</text:p>
      <text:p text:style-name="P1"/>
      <text:p text:style-name="P1"><text:soft-page-break/>if (fork() == 0){</text:p>
      <text:p text:style-name="P1"/>
      <text:p text:style-name="P1">// questo sarà il codice eseguito dal figlio</text:p>
      <text:p text:style-name="P1">exit(valore); // questo valore verrà tornato al padre</text:p>
      <text:p text:style-name="P1">}</text:p>
      <text:p text:style-name="P1">// non serve alcun else</text:p>
      <text:p text:style-name="P1">// CODICE PARENT</text:p>
      <text:p text:style-name="P1"/>
      <text:p text:style-name="P1"/>
      <text:p text:style-name="P1"/>
      <text:p text:style-name="P1">PIPES:</text:p>
      <text:p text:style-name="P1"/>
      <text:p text:style-name="P1">int piped[size];</text:p>
      <text:p text:style-name="P1"/>
      <text:p text:style-name="P1">- Si ha un limite di dimensione</text:p>
      <text:p text:style-name="P1">- La read se non ha nulla da leggere passa da running in sleeping</text:p>
      <text:p text:style-name="P1">- Le PIPE hanno letture di tipo FIFO</text:p>
      <text:p text:style-name="P1"/>
      <text:p text:style-name="P1"/>
      <text:p text:style-name="P1">DUP</text:p>
      <text:p text:style-name="P1"/>
      <text:p text:style-name="P1"><text:tab/>retval = dup(file_descriptor)</text:p>
      <text:p text:style-name="P1"><text:tab/>con retval e file_descriptor int</text:p>
      <text:p text:style-name="P1"/>
      <text:p text:style-name="P1"><text:tab/>Ci permette di duplicare un file descriptor</text:p>
      <text:p text:style-name="P1"/>
      <text:p text:style-name="P1"/>
      <text:p text:style-name="P2">I SEGNALI</text:p>
      <text:p text:style-name="P2"/>
      <text:p text:style-name="P2"><text:tab/><text:span text:style-name="T1">un segnale può essere sincrono o asincrono e questo può essere handled, gestito dall so o <text:tab/>ignorato (unhandled).</text:span></text:p>
      <text:p text:style-name="P2"/>
      <text:p text:style-name="P2"><text:tab/><text:span text:style-name="T2">In &lt;signal.h&gt; troviamo le define dei segnali con ‘man -s 7 signal’</text:span></text:p>
      <text:p text:style-name="P2"><text:tab/></text:p>
      <text:p text:style-name="P3"><text:tab/><text:span text:style-name="T2">come: SIGHUP </text:span></text:p>
      <text:p text:style-name="P4"><text:tab/><text:tab/>SIGINT<text:tab/>Rappresenta il CTRL+C</text:p>
      <text:p text:style-name="P4"><text:tab/><text:tab/>SIGQUIT</text:p>
      <text:p text:style-name="P4"><text:tab/><text:tab/>SIGILL</text:p>
      <text:p text:style-name="P4"><text:tab/><text:tab/>SIGKILL</text:p>
      <text:p text:style-name="P4"><text:tab/><text:tab/>SIGSYS</text:p>
      <text:p text:style-name="P3"><text:tab/><text:tab/><text:span text:style-name="T2">SIGPIPE<text:tab/>Scrittura su pipe senza lettore</text:span></text:p>
      <text:p text:style-name="P4"><text:tab/><text:tab/>SIGALRM</text:p>
      <text:p text:style-name="P4"><text:tab/><text:tab/>SIGTERM</text:p>
      <text:p text:style-name="P4"><text:tab/><text:tab/>SIGUSR1</text:p>
      <text:p text:style-name="P4"><text:tab/><text:tab/>SIGUSR2</text:p>
      <text:p text:style-name="P4"><text:tab/><text:tab/>SIGCHLD<text:tab/>La terminazione del figlio (sia normale che anormale) viene notificata <text:tab/><text:tab/><text:tab/><text:tab/><text:tab/>con SIGCHLD, <text:span text:style-name="T3">mentre tutti gli altri segnali hanno la <text:tab/><text:tab/><text:tab/><text:tab/><text:tab/><text:tab/>terminazione, questo non la prevede, altrimenti finirebbe il <text:tab/><text:tab/><text:tab/><text:tab/><text:tab/>programma.</text:span></text:p>
      <text:p text:style-name="P4"><text:tab/><text:tab/><text:span text:style-name="T4">Con SIGTERM possiamo terminare processi in background, il CTRL+C, ovvero <text:tab/><text:tab/>SIGINT, permette solamente di terminare l unico processo in foreground.</text:span></text:p>
      <text:p text:style-name="P7"><text:tab/><text:tab/>Con SIGKILL ( tramite kill -9 PID ) mandiamo questo mes. non ignorabile</text:p>
      <text:p text:style-name="P8"><text:soft-page-break/>METODI DI SIGNAL HANDLING</text:p>
      <text:p text:style-name="P8"/>
      <text:p text:style-name="P8"><text:tab/>#include &lt;signal.h&gt;</text:p>
      <text:p text:style-name="P8"><text:tab/>- void (*signal(int sig, void (*func) (int))) (int);<text:tab/>con func puntatore a funzione</text:p>
      <text:p text:style-name="P8"/>
      <text:p text:style-name="P8"><text:tab/>il SIGKILL non è intercettabile o ignorabile quindi non possiamo trattarlo in questa <text:tab/><text:tab/><text:tab/>primitiva</text:p>
      <text:p text:style-name="P8"/>
      <text:p text:style-name="P8"/>
      <text:p text:style-name="P8"><text:tab/><text:span text:style-name="T5">sighandler_t signal (int sig </text:span><text:span text:style-name="T6">{numero segnale}</text:span><text:span text:style-name="T5">, (*func) </text:span><text:span text:style-name="T6">{puntatore a funzione, torna void e <text:tab/><text:tab/>chiede un int come parametro} </text:span><text:span text:style-name="T7">(int));</text:span></text:p>
      <text:p text:style-name="P8"><text:span text:style-name="T7"><text:tab/></text:span></text:p>
      <text:p text:style-name="P8"><text:span text:style-name="T7"><text:tab/></text:span></text:p>
      <text:p text:style-name="P8"><text:span text:style-name="T7"><text:tab/></text:span><text:span text:style-name="T8">SIG_DFL, SIG_IGN per default &amp; ignore oppure creare un handler e specificarne l <text:tab/><text:tab/><text:tab/>indirizzo.</text:span></text:p>
      <text:p text:style-name="P8"><text:span text:style-name="T8"/></text:p>
      <text:p text:style-name="P8"><text:span text:style-name="T8"/></text:p>
      <text:p text:style-name="P8"><text:span text:style-name="T8"><text:tab/>- </text:span><text:span text:style-name="T9">kill retval = kill(pid, sig);<text:tab/>int retval; int pid, sig;</text:span></text:p>
      <text:p text:style-name="P8"><text:span text:style-name="T9"><text:tab/><text:tab/></text:span></text:p>
      <text:p text:style-name="P8"><text:span text:style-name="T8"><text:tab/></text:span></text:p>
      <text:p text:style-name="P8"><text:span text:style-name="T8"><text:tab/>- </text:span><text:span text:style-name="T10">pause();<text:tab/>mette un processo in attesa da qualunque segnale, non si può fare un attesa <text:tab/><text:tab/><text:tab/>per uno specifico segnale </text:span></text:p>
      <text:p text:style-name="P8"><text:span text:style-name="T10"/></text:p>
      <text:p text:style-name="P8"><text:span text:style-name="T7"><text:tab/>- </text:span><text:span text:style-name="T11">sleep(); <text:tab/>imposta un timer in secondi di attesa</text:span></text:p>
      <text:p text:style-name="P8"><text:span text:style-name="T11"><text:tab/></text:span></text:p>
      <text:p text:style-name="P8"><text:span text:style-name="T11"><text:tab/>- alarm();<text:tab/>imposta un allarme in secondi, quando il timer scatta viene inviato il segnale <text:tab/><text:tab/><text:tab/>SIG_ALAR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1:14:37.614781594</meta:creation-date>
    <dc:date>2021-05-17T15:00:33.069597864</dc:date>
    <meta:editing-duration>PT2H41M16S</meta:editing-duration>
    <meta:editing-cycles>11</meta:editing-cycles>
    <meta:generator>LibreOffice/7.1.3.2$Linux_X86_64 LibreOffice_project/47f78053abe362b9384784d31a6e56f8511eb1c1</meta:generator>
    <meta:document-statistic meta:table-count="0" meta:image-count="0" meta:object-count="0" meta:page-count="3" meta:paragraph-count="86" meta:word-count="486" meta:character-count="2988" meta:non-whitespace-character-count="2480"/>
  </office:meta>
</office:document-meta>
</file>